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1"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2" style:family="paragraph" style:parent-style-name="Standard" style:list-style-name="">
      <style:paragraph-properties fo:margin-left="0cm" fo:margin-right="0cm" fo:margin-top="0cm" fo:margin-bottom="0.032cm" fo:text-indent="0cm" style:auto-text-indent="false" style:text-autospace="none"/>
    </style:style>
    <style:style style:name="P3" style:family="paragraph" style:parent-style-name="Standard" style:list-style-name="">
      <style:paragraph-properties fo:margin-left="0cm" fo:margin-right="0cm" fo:margin-top="0cm" fo:margin-bottom="0cm" fo:text-indent="0cm" style:auto-text-indent="false" style:text-autospace="none"/>
      <style:text-properties fo:color="#000000" style:font-name="Calibri1" fo:font-size="11pt" style:font-name-asian="Calibri1" style:font-size-asian="11pt" style:font-name-complex="Calibri1" style:font-size-complex="11pt"/>
    </style:style>
    <style:style style:name="P4" style:family="paragraph" style:parent-style-name="Header">
      <style:text-properties fo:font-size="9pt" style:font-size-asian="9pt" style:font-size-complex="9pt"/>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fo:font-size="9pt" style:font-size-asian="9pt" style:font-size-complex="9pt"/>
    </style:style>
    <style:style style:name="T3" style:family="text">
      <style:text-properties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font-name="Calibri1" fo:font-size="11pt" style:font-name-asian="Calibri1" style:font-size-asian="11pt" style:font-name-complex="Calibri1" style:font-size-complex="11pt"/>
    </style:style>
    <style:style style:name="T6" style:family="text">
      <style:text-properties fo:color="#000000" style:font-name="Calibri1" fo:font-size="7pt" style:font-name-asian="Calibri1" style:font-size-asian="7pt" style:font-name-complex="Calibri1"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1">As our respective Schedule didn't allow us to meet often, we had to find a way to synchronize our work remotely. We choose to use git for the code and the other ressources.</text:p>
      <text:p text:style-name="P1">Cloudbees was chosen for the database, as it is a free host that allows mysql DB, with remote admin(we used phpmyadmin), and right management for group access to various part of a project. </text:p>
      <text:p text:style-name="P1">Cloudbees has no native php hosting. So we used the quercus and resin java libraries to be able to use the php code already written for the first and second part of the project on a java server.</text:p>
      <text:p text:style-name="P1"/>
      <text:p text:style-name="P1">Phpmyadmin was chosen because of the ease it has to import .cvs and other files directly in tables. It also provide facilities to manage the structure and constraints of the tables.</text:p>
      <text:h text:style-name="Heading_20_2" text:outline-level="2">Installation</text:h>
      <text:p text:style-name="P1">To run the project you will need :</text:p>
      <text:p text:style-name="P1">1. To have access to a mysql DB on which to import the given DB dump.</text:p>
      <text:p text:style-name="P1">2. A php server. The php code for the web app is in the App/webapp folder, and is not linked to cloudbees in any way.</text:p>
      <text:p text:style-name="P1">3. Put the webapp folder on your server and change the config.php file to link to your DB</text:p>
      <text:p text:style-name="P1">4. Open the index.php page on the server.</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7">2. Use special queries links to access special queries information.</text:p>
      <text:h text:style-name="Heading_20_2" text:outline-level="2">Design Remarks</text:h>
      <text:h text:style-name="Heading_20_3" text:outline-level="3">Design Choices</text:h>
      <text:p text:style-name="P1">Team table</text:p>
      <text:p text:style-name="P1">The use of team table allows the management of a team receiving a medal (rather than giving a medal to each athlete of the team, in football teams for example).</text:p>
      <text:p text:style-name="P1"/>
      <text:p text:style-name="P1">This solution can still be used for an athlete to participate alone, being a team of one person.</text:p>
      <text:p text:style-name="P1"/>
      <text:p text:style-name="P1">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1"/>
      <text:p text:style-name="P1">We decided to use a team table with whole ranking instead of recording medals. Even if it takes more space, it provides an intrinsic coherence (and more information). </text:p>
      <text:p text:style-name="P1">As the data doesn't provide info on other ranks, athletes that didn't get a medal don't have a team, and <text:soft-page-break/>thus are not represented as having participated in games and events.</text:p>
      <text:p text:style-name="P1"/>
      <text:p text:style-name="P1">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5"><text:span text:style-name="T3"/></text:p>
      <text:p text:style-name="P6">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6">IOC code</text:p>
      <text:p text:style-name="Text_20_body">We assume that each country has an ioc code and that it is unique. This allows us to use it as an index for the countries table. We invented ioc when none was existing.</text:p>
      <text:p text:style-name="Text_20_body"/>
      <text:p text:style-name="P6">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6">Enum-like entities</text:p>
      <text:p text:style-name="Text_20_body">Season and Sport entities are very simple tables that just restrict the choice of values in Games resp. Discipline tables.</text:p>
      <text:p text:style-name="Text_20_body"/>
      <text:p text:style-name="Text_20_body"><text:span text:style-name="T4">Changes relative to the second part</text:span></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text:p text:style-name="Text_20_body"/>
      <text:h text:style-name="Heading_20_3" text:outline-level="3">Indexes &amp; performance of queries</text:h>
      <text:p text:style-name="Text_20_body">TODO :</text:p>
      <text:p text:style-name="P2"><text:span text:style-name="T5">2. Explain the necessities of indexes based on the queries and the query plans that you can find from the </text:span><text:soft-page-break/><text:span text:style-name="T5">system (you are free to select any 3 queries you like from the queries of the 3</text:span><text:span text:style-name="T6">rd </text:span><text:span text:style-name="T5">deliverable). </text:span></text:p>
      <text:p text:style-name="P3"/>
      <text:p text:style-name="P3">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P3">The downside is that there is an increase of the size of the DB due to the size of the index. In mysql, we could see an increase of 0.3 MB for the 18k entries Membership table, for example.</text:p>
      <text:p text:style-name="P3"/>
      <text:p text:style-name="P3">3. Report the performance of all queries and explain the distribution of the cost for 3 queries selected in part 2. </text:p>
      <text:p text:style-name="P3"/>
      <text:p text:style-name="P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1"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3"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3</text:page-number></text:span><text:span text:style-name="MT2">/</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2T23:29:15.69</dc:date>
    <dc:creator>Cudré Pascal Pascal</dc:creator>
    <meta:editing-duration>P1DT18H24M13S</meta:editing-duration>
    <meta:editing-cycles>124</meta:editing-cycles>
    <meta:generator>OpenOffice.org/3.4.1$Win32 OpenOffice.org_project/341m1$Build-9593</meta:generator>
    <meta:document-statistic meta:table-count="0" meta:image-count="0" meta:object-count="0" meta:page-count="3" meta:paragraph-count="49" meta:word-count="1010" meta:character-count="5576"/>
  </office:meta>
</office:document-meta>
</file>